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3193in" fo:margin-bottom="0.5835in" loext:contextual-spacing="false" fo:line-height="175%" fo:text-align="justify" style:justify-single-word="false" fo:padding="0in" fo:border="none"/>
    </style:style>
    <style:style style:name="P5" style:family="paragraph" style:parent-style-name="Standard">
      <style:paragraph-properties fo:margin-top="0.3193in" fo:margin-bottom="0.5835in" loext:contextual-spacing="false" fo:line-height="175%" fo:text-align="justify" style:justify-single-word="false"/>
    </style:style>
    <style:style style:name="P6" style:family="paragraph" style:parent-style-name="Standard">
      <loext:graphic-properties draw:fill="solid" draw:fill-color="#ffffff"/>
      <style:paragraph-properties fo:margin-top="0.111in" fo:margin-bottom="0.3335in" loext:contextual-spacing="false" fo:line-height="150%" fo:text-align="justify" style:justify-single-word="false" fo:background-color="#ffffff" fo:padding="0in" fo:border="none"/>
    </style:style>
    <style:style style:name="P7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ERÇA-FEIRA <text:s text:c="2"/>- <text:s text:c="2"/>SEXTA-FEIRA</text:span></text:p>
      <text:p text:style-name="P2"/>
      <text:p text:style-name="P1"><text:span text:style-name="T1">MISTÉRIOS DOLOROSOS</text:span></text:p>
      <text:p text:style-name="P3"/>
      <text:p text:style-name="P1"><text:span text:style-name="T2">Pelo sinal da Santa Cruz, livrai-nos, Deus nosso Senhor, dos nossos inimigos. Em nome do Pai, e do Filho, e do Espírito Santo. Amém.</text:span></text:p>
      <text:p text:style-name="P3"/>
      <text:p text:style-name="P1"><text:span text:style-name="T2">Divino Jesus, eu Vos ofereço este terço que vou rezar, contemplando os mistérios da nossa redenção. Concedei-me, pela intercessão de Maria, Vossa Mãe Santíssima, a quem me dirijo, as virtudes que me são necessárias para bem rezá-lo e a graça de ganhar as indulgências anexas a esta devoção. </text:span></text:p>
      <text:p text:style-name="P3"/>
      <text:p text:style-name="P1"><text:span text:style-name="T2">Ofereço este terço pela Santa Igreja, pelo Santo Papa, pela conversão dos pecadores, pelas almas do purgatório, e pela saúde, vida pessoal, profissional e financeira minha e de meu cônjuge.</text:span></text:p>
      <text:p text:style-name="P3"/>
      <text:p text:style-name="P1"><text:span text:style-name="T2">Creio em Deus Pai todo-poderoso, criador do céu e da terra; e em Jesus Cristo, seu único Filho, nosso Senhor, que foi concebido pelo poder do Espírito Santo; nasceu da Virgem Maria; padeceu sob Pôncio Pilatos, foi crucificado, morto e sepultado; desceu à Mansão dos Mortos, ressuscitou ao terceiro dia; subiu aos céus, está sentado à direita de Deus Pai todo-poderoso, de onde há de vir a julgar os vivos e os mortos. Creio no Espírito Santo; na Santa Igreja Católica; na comunhão dos santos; na remissão dos pecados; na ressurreição da carne; na vida eterna. Amém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O Anjo do Senhor anunciou a Maria e ela concebeu do Espírito Santo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is aqui a escrava do Senhor. Faça-se em mim segundo a vossa palavra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 o Verbo se fez carne. E habitou entre nós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Primeiro mistério doloroso: A agonia e suor de sangue de Nosso Senhor Jesus Cristo no Horto das Oliveiras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oft-page-break/><text:span text:style-name="T2">Segundo mistério doloroso: A flagelação à coluna de Nosso Senhor Jesus Cristo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Terceiro mistério doloroso: A coroação de espinhos de Nosso Senhor Jesus Cristo. <text:s/>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Quarto mistério doloroso: Nosso Senhor Jesus Cristo carregando a Cruz ao Calvário. 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3"/>
      <text:p text:style-name="P1"><text:span text:style-name="T2">Quinto mistério doloroso: A morte de Nosso Senhor Jesus Cristo na Cruz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3"/>
      <text:p text:style-name="P4"><text:span text:style-name="T2">Salve, Rainha, mãe de misericórdia, vida, doçura, esperança nossa, salve! <text:line-break/>A Vós bradamos, os degredados filhos de Eva. <text:line-break/>A Vós suspiramos, gemendo e chorando neste vale de lágrimas. <text:line-break/>Eia, pois, advogada nossa, esses Vossos olhos misericordiosos a nós volvei. <text:line-break/>E, depois deste desterro, nos mostrai Jesus, bendito fruto do Vosso ventre. <text:line-break/>Ó clemente, ó piedosa, ó doce Virgem Maria. <text:line-break/>Rogai por nós, Santa Mãe de Deus, para que sejamos dignos das promessas de Cristo.</text:span></text:p>
      <text:p text:style-name="P5"><text:span text:style-name="T2">_________________________________________________________</text:span></text:p>
      <text:p text:style-name="P6"><text:span text:style-name="T2">Em nome do Pai, Filho e Espírito Santo. Amé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94" meta:word-count="3214" meta:character-count="17788" meta:non-whitespace-character-count="14654"/>
    <meta:generator>LibreOfficeDev/6.0.5.2$Linux_X86_64 LibreOffice_project/</meta:generator>
  </office:meta>
</office:document-meta>
</file>